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c9211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bold" style:font-name-complex="Ubuntu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ff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ff0000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end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fo:language="fr" fo:country="FR" style:language-asian="fr" style:country-asian="FR" style:font-name-asian="Arial" style:font-name-complex="Arial" style:font-size-asian="12pt"/>
    </style:style>
    <style:style style:name="T2" style:family="text">
      <style:text-properties fo:color="#ff0000" fo:language="fr" fo:country="FR" style:language-asian="fr" style:country-asian="FR" style:font-name-asian="Arial" style:font-name-complex="Arial" style:font-size-asian="12pt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79.94mm" svg:y="1mm">
            <draw:object draw:notify-on-update-of-ranges="Feuille1.B1:Feuille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3"/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0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4" calcext:value-type="float">
            <text:p>12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49" calcext:value-type="float">
            <text:p>50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99" calcext:value-type="float">
            <text:p>2009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2" office:value-type="string" calcext:value-type="string">
            <text:p><text:span text:style-name="T1"> </text:span><text:span text:style-name="T2">500499</text:span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2" svg:font-family="Arial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1">00/00/0000</text:date>, <text:time style:data-style-name="N2" text:time-value="09:13:51.0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4-11T09:18:57.775000000</dc:date>
    <meta:editing-duration>PT11M26S</meta:editing-duration>
    <meta:editing-cycles>5</meta:editing-cycles>
    <meta:generator>LibreOffice/6.2.4.2$Windows_X86_64 LibreOffice_project/2412653d852ce75f65fbfa83fb7e7b669a126d64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1000" chart:interval-major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B1:Feuille1.B5" svg:x="0.32cm" svg:y="0.18cm" svg:width="12.428cm" svg:height="8.64cm">
          <chartooo:coordinate-region svg:x="1.127cm" svg:y="0.18cm" svg:width="11.52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1:Feuille1.B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Feuille1.B1:Feuille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99">
                <text:p>20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